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lcolo interasse nastro trasportat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icevers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ia=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office:value-type="string" calcext:value-type="string">
            <text:p>Ltot=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style-name="ce1" office:value-type="string" calcext:value-type="string">
            <text:p>interasse=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interasse=</text:p>
          </table:table-cell>
          <table:table-cell table:style-name="ce2" table:formula="of:=([.F4]-PI()*[.$B$4])/2" office:value-type="float" office:value="577.876110196153" calcext:value-type="float">
            <text:p>577,9</text:p>
          </table:table-cell>
          <table:table-cell table:style-name="ce2" table:formula="of:=([.G4]-PI()*[.$B$4])/2" office:value-type="float" office:value="602.876110196153" calcext:value-type="float">
            <text:p>602,9</text:p>
          </table:table-cell>
          <table:table-cell table:style-name="ce2" table:formula="of:=([.H4]-PI()*[.$B$4])/2" office:value-type="float" office:value="677.876110196153" calcext:value-type="float">
            <text:p>677,9</text:p>
          </table:table-cell>
        </table:table-row>
        <table:table-row table:style-name="ro1">
          <table:table-cell office:value-type="string" calcext:value-type="string">
            <text:p>L=</text:p>
          </table:table-cell>
          <table:table-cell table:formula="of:=2*[.B5]+PI()*[.B4]" office:value-type="float" office:value="1094.24777960769" calcext:value-type="float">
            <text:p>1094,2477796076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1:00:16.192000000</meta:creation-date>
    <dc:date>2025-01-20T11:48:43.013000000</dc:date>
    <meta:editing-duration>PT38M12S</meta:editing-duration>
    <meta:editing-cycles>1</meta:editing-cycles>
    <meta:document-statistic meta:table-count="1" meta:cell-count="16" meta:object-count="0"/>
    <meta:generator>LibreOffice/24.8.4.2$Windows_X86_64 LibreOffice_project/bb3cfa12c7b1bf994ecc5649a80400d06cd71002</meta:generator>
  </office:meta>
</office:document-meta>
</file>